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3.718cm" fo:min-width="13.4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44cm"/>
    </style:style>
    <style:style style:name="gr4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689cm" fo:min-width="8.458cm"/>
    </style:style>
    <style:style style:name="gr6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="" draw:marker-end="Arrow" draw:marker-end-width="0.3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5.498cm" svg:y1="22.686cm" svg:x2="23.498cm" svg:y2="22.686cm" draw:start-shape="id1" draw:start-glue-point="18" svg:d="M15498 22686h8000" svg:viewBox="0 0 8001 1">
          <text:p/>
        </draw:connector>
        <draw:custom-shape draw:style-name="gr2" draw:text-style-name="P3" xml:id="id1" draw:id="id1" draw:layer="layout" svg:width="13.997cm" svg:height="13.968cm" svg:x="1.502cm" svg:y="11.706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2"><text:span text:style-name="T1">IOb-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916cm" svg:height="1.195cm" svg:x="6.637cm" svg:y="8.63cm">
          <draw:text-box>
            <text:p text:style-name="P4"><text:span text:style-name="T2">IOb</text:span></text:p>
          </draw:text-box>
        </draw:frame>
        <draw:connector draw:style-name="gr4" draw:text-style-name="P1" draw:layer="layout" svg:x1="8.532cm" svg:y1="6.265cm" svg:x2="8.5cm" svg:y2="11.635cm" draw:start-shape="id2" draw:start-glue-point="2" svg:d="M8532 6265v2935h-32v2435" svg:viewBox="0 0 33 5371">
          <text:p/>
        </draw:connector>
        <draw:custom-shape draw:style-name="gr5" draw:text-style-name="P6" xml:id="id2" draw:id="id2" draw:layer="layout" svg:width="8.958cm" svg:height="4.939cm" svg:x="4.053cm" svg:y="1.326cm">
          <draw:glue-point draw:id="4" svg:x="2.175cm" svg:y="5.001cm"/>
          <text:p text:style-name="P2"><text:span text:style-name="T1">Control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23.459cm" svg:y1="18.69cm" svg:x2="15.499cm" svg:y2="18.69cm" draw:end-shape="id1" draw:end-glue-point="1" svg:d="M23459 18690h-7960" svg:viewBox="0 0 7961 1">
          <text:p/>
        </draw:connector>
        <draw:connector draw:style-name="gr6" draw:text-style-name="P1" draw:layer="layout" svg:x1="15.498cm" svg:y1="20.683cm" svg:x2="23.463cm" svg:y2="20.687cm" draw:start-shape="id1" draw:start-glue-point="7" svg:d="M15498 20683h4233v4h3732" svg:viewBox="0 0 7966 5">
          <text:p/>
        </draw:connector>
        <draw:connector draw:style-name="gr7" draw:text-style-name="P1" draw:layer="layout" svg:x1="15.498cm" svg:y1="16.678cm" svg:x2="23.428cm" svg:y2="16.672cm" draw:start-shape="id1" draw:start-glue-point="6" svg:d="M15498 16678h4216v-6h3714" svg:viewBox="0 0 7931 7">
          <text:p/>
        </draw:connector>
        <draw:frame draw:style-name="gr8" draw:text-style-name="P7" draw:layer="layout" svg:width="2.97cm" svg:height="0.962cm" svg:x="15.436cm" svg:y="17.73cm">
          <draw:text-box>
            <text:p>rxd</text:p>
          </draw:text-box>
        </draw:frame>
        <draw:frame draw:style-name="gr9" draw:text-style-name="P7" draw:layer="layout" svg:width="3.004cm" svg:height="0.962cm" svg:x="15.436cm" svg:y="19.73cm">
          <draw:text-box>
            <text:p>cts</text:p>
          </draw:text-box>
        </draw:frame>
        <draw:frame draw:style-name="gr10" draw:text-style-name="P7" draw:layer="layout" svg:width="3.749cm" svg:height="0.962cm" svg:x="15.436cm" svg:y="21.73cm">
          <draw:text-box>
            <text:p>rts</text:p>
          </draw:text-box>
        </draw:frame>
        <draw:frame draw:style-name="gr11" draw:text-style-name="P7" draw:layer="layout" svg:width="3.36cm" svg:height="0.962cm" svg:x="15.437cm" svg:y="15.73cm">
          <draw:text-box>
            <text:p>tx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2-03-04T20:12:55.197175922</dc:date>
    <meta:editing-duration>PT16H17M42S</meta:editing-duration>
    <meta:editing-cycles>48</meta:editing-cycles>
    <meta:generator>LibreOffice/6.0.7.3$Linux_X86_64 LibreOffice_project/00m0$Build-3</meta:generator>
    <meta:document-statistic meta:object-count="12"/>
  </office:meta>
</office:document-meta>
</file>